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Standard">
      <style:text-properties officeooo:rsid="008e4bf4" officeooo:paragraph-rsid="008e4bf4"/>
    </style:style>
    <style:style style:name="P130" style:family="paragraph" style:parent-style-name="Standard">
      <style:text-properties officeooo:rsid="008f5091" officeooo:paragraph-rsid="008f5091"/>
    </style:style>
    <style:style style:name="P131" style:family="paragraph" style:parent-style-name="Standard">
      <style:text-properties officeooo:rsid="00912f7a" officeooo:paragraph-rsid="00912f7a"/>
    </style:style>
    <style:style style:name="P132" style:family="paragraph" style:parent-style-name="Standard">
      <style:text-properties officeooo:rsid="00929f3d" officeooo:paragraph-rsid="00929f3d"/>
    </style:style>
    <style:style style:name="P133" style:family="paragraph" style:parent-style-name="Text_20_body">
      <style:text-properties officeooo:rsid="004519ee" officeooo:paragraph-rsid="004519ee"/>
    </style:style>
    <style:style style:name="P134" style:family="paragraph" style:parent-style-name="Text_20_body">
      <style:text-properties officeooo:rsid="008a7164" officeooo:paragraph-rsid="008a7164"/>
    </style:style>
    <style:style style:name="P135" style:family="paragraph" style:parent-style-name="Text_20_body">
      <style:paragraph-properties fo:margin-left="0cm" fo:margin-right="0cm" fo:margin-top="0cm" fo:margin-bottom="0cm" style:contextual-spacing="false" fo:text-indent="0cm" style:auto-text-indent="false"/>
    </style:style>
    <style:style style:name="P136" style:family="paragraph" style:parent-style-name="Preformatted_20_Text">
      <style:text-properties officeooo:rsid="001fe3e5" officeooo:paragraph-rsid="001fe3e5"/>
    </style:style>
    <style:style style:name="P137" style:family="paragraph" style:parent-style-name="Preformatted_20_Text">
      <style:paragraph-properties fo:margin-top="0cm" fo:margin-bottom="0.499cm" style:contextual-spacing="false"/>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36"><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33">number = input("enter a number")</text:p>
      <text:p text:style-name="P135">count = 1</text:p>
      <text:p text:style-name="P135">number = int(number)</text:p>
      <text:p text:style-name="P135">while count &lt;= number:</text:p>
      <text:p text:style-name="P135">print (number)</text:p>
      <text:p text:style-name="P135">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34">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37">[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9">for question 10 of dictionaries:</text:p>
      <text:p text:style-name="P129">1. have to capture name</text:p>
      <text:p text:style-name="P129">2. manage recurrent customers</text:p>
      <text:p text:style-name="P129">3. quit</text:p>
      <text:p text:style-name="P129">4. show comments</text:p>
      <text:p text:style-name="P129"/>
      <text:p text:style-name="P129"/>
      <text:p text:style-name="P130">when looking at any question to answer: list the main things in the question to do and then go and sort out the easy ones first and then build on that</text:p>
      <text:p text:style-name="P130">this will make it easier</text:p>
      <text:p text:style-name="P130">test the outputs continuously</text:p>
      <text:p text:style-name="P130"/>
      <text:p text:style-name="P131">for question 10 of dictionaries:</text:p>
      <text:p text:style-name="P132">1. multi <text:span text:style-name="T16">line </text:span>comments</text:p>
      <text:p text:style-name="P132">2. comments not exceed 60 characters</text:p>
      <text:p text:style-name="P132"/>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6</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27T11:19:18.278682420</dc:date>
    <meta:editing-duration>P11DT2H1M50S</meta:editing-duration>
    <meta:editing-cycles>88</meta:editing-cycles>
    <meta:generator>LibreOffice/4.2.7.2$Linux_X86_64 LibreOffice_project/420m0$Build-2</meta:generator>
    <meta:document-statistic meta:table-count="0" meta:image-count="0" meta:object-count="0" meta:page-count="16" meta:paragraph-count="580" meta:word-count="5280" meta:character-count="28397" meta:non-whitespace-character-count="23338"/>
  </office:meta>
</office:document-meta>
</file>